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RIQUE BARRIGA, JUAN CARL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NRIQUE BARRIGA, JUAN CARLO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NRIQUE BARRIGA, JUAN CARL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9744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22:53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